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adornments="Regular" style:font-pitch="variable" style:font-charset="x-symbol"/>
    <style:font-face style:name="OpenSymbol" svg:font-family="OpenSymbol"/>
    <style:font-face style:name="Wingdings" svg:font-family="Wingdings"/>
    <style:font-face style:name="Courier New" svg:font-family="'Courier New'" style:font-family-generic="modern" style:font-pitch="fixed"/>
    <style:font-face style:name="Bradley Hand ITC" svg:font-family="'Bradley Hand ITC'"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4.875in" style:rel-width="75%" table:align="center" style:shadow="none" style:writing-mode="lr-tb"/>
    </style:style>
    <style:style style:name="Table1.A" style:family="table-column">
      <style:table-column-properties style:column-width="0.2486in" style:rel-column-width="353*"/>
    </style:style>
    <style:style style:name="Table1.B" style:family="table-column">
      <style:table-column-properties style:column-width="0.925in" style:rel-column-width="1314*"/>
    </style:style>
    <style:style style:name="Table1.C" style:family="table-column">
      <style:table-column-properties style:column-width="0.9257in" style:rel-column-width="1315*"/>
    </style:style>
    <style:style style:name="Table1.A1" style:family="table-cell">
      <style:table-cell-properties style:vertical-align="middle" fo:background-color="transparent" fo:padding="0.0382in" fo:border="none">
        <style:background-image/>
      </style:table-cell-properties>
    </style:style>
    <style:style style:name="Table1.B1" style:family="table-cell" style:data-style-name="N0">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1.F1" style:family="table-cell" style:data-style-name="N0">
      <style:table-cell-properties style:vertical-align="middle" fo:background-color="transparent" fo:padding="0.0382in" fo:border="0.0007in solid #000000">
        <style:background-image/>
      </style:table-cell-properties>
    </style:style>
    <style:style style:name="P1" style:family="paragraph" style:parent-style-name="Normal_20__28_Web_29_">
      <style:paragraph-properties fo:margin-top="0.0193in" fo:margin-bottom="0.0193in"/>
      <style:text-properties style:font-name="Cambria" style:font-name-complex="Calibri1"/>
    </style:style>
    <style:style style:name="P2" style:family="paragraph" style:parent-style-name="Normal_20__28_Web_29_">
      <style:paragraph-properties fo:margin-left="1in" fo:margin-right="0in" fo:margin-top="0.0193in" fo:margin-bottom="0.0193in" fo:text-align="center" style:justify-single-word="false" fo:text-indent="0in" style:auto-text-indent="false"/>
      <style:text-properties style:font-name="Cambria" style:font-name-complex="Calibri1"/>
    </style:style>
    <style:style style:name="P3" style:family="paragraph" style:parent-style-name="Normal_20__28_Web_29_">
      <style:paragraph-properties fo:margin-top="0.0193in" fo:margin-bottom="0.0193in"/>
      <style:text-properties style:font-name="Cambria" style:font-name-complex="Calibri1"/>
    </style:style>
    <style:style style:name="P4" style:family="paragraph" style:parent-style-name="Normal_20__28_Web_29_" style:list-style-name="WWNum11">
      <style:paragraph-properties fo:margin-top="0.0193in" fo:margin-bottom="0.0193in"/>
      <style:text-properties style:font-name="Cambria" style:font-name-complex="Calibri1"/>
    </style:style>
    <style:style style:name="P5" style:family="paragraph" style:parent-style-name="Normal_20__28_Web_29_">
      <style:paragraph-properties fo:margin-top="0.0193in" fo:margin-bottom="0.0193in"/>
      <style:text-properties style:font-name="Cambria" fo:font-size="12pt" style:font-size-asian="12pt" style:font-name-complex="Calibri1" style:font-size-complex="12pt"/>
    </style:style>
    <style:style style:name="P6" style:family="paragraph" style:parent-style-name="Normal_20__28_Web_29_" style:list-style-name="L1">
      <style:paragraph-properties fo:margin-top="0.0193in" fo:margin-bottom="0.0193in"/>
      <style:text-properties style:font-name="Cambria" fo:font-size="12pt" style:font-size-asian="12pt" style:font-name-complex="Calibri1" style:font-size-complex="12pt"/>
    </style:style>
    <style:style style:name="P7" style:family="paragraph" style:parent-style-name="Normal_20__28_Web_29_" style:list-style-name="L1">
      <style:paragraph-properties fo:margin-top="0.0193in" fo:margin-bottom="0.0193in" fo:text-align="center" style:justify-single-word="false"/>
      <style:text-properties style:font-name="Cambria" fo:font-size="12pt" style:font-size-asian="12pt" style:font-name-complex="Calibri1" style:font-size-complex="12pt"/>
    </style:style>
    <style:style style:name="P8" style:family="paragraph" style:parent-style-name="Normal_20__28_Web_29_">
      <style:paragraph-properties fo:margin-top="0.0193in" fo:margin-bottom="0.0193in"/>
      <style:text-properties style:font-name="Cambria" fo:font-size="12pt" style:font-size-asian="12pt" style:font-size-complex="12pt"/>
    </style:style>
    <style:style style:name="P9" style:family="paragraph" style:parent-style-name="Normal_20__28_Web_29_" style:list-style-name="WWNum11">
      <style:paragraph-properties fo:margin-top="0.0193in" fo:margin-bottom="0.0193in"/>
    </style:style>
    <style:style style:name="P10" style:family="paragraph" style:parent-style-name="Normal_20__28_Web_29_">
      <style:paragraph-properties fo:margin-top="0.0193in" fo:margin-bottom="0.0193in"/>
      <style:text-properties fo:font-size="12pt" style:font-size-asian="12pt" style:font-size-complex="12pt"/>
    </style:style>
    <style:style style:name="P11" style:family="paragraph" style:parent-style-name="Normal_20__28_Web_29_" style:list-style-name="L1">
      <style:paragraph-properties fo:margin-top="0.0193in" fo:margin-bottom="0.0193in"/>
    </style:style>
    <style:style style:name="P12" style:family="paragraph" style:parent-style-name="Normal_20__28_Web_29_" style:list-style-name="L1">
      <style:paragraph-properties fo:margin-top="0.0193in" fo:margin-bottom="0.0193in"/>
      <style:text-properties fo:font-style="normal" fo:font-weight="normal" style:font-style-asian="normal" style:font-weight-asian="normal" style:font-style-complex="normal" style:font-weight-complex="normal"/>
    </style:style>
    <style:style style:name="P13" style:family="paragraph" style:parent-style-name="Normal_20__28_Web_29_">
      <style:paragraph-properties fo:margin-top="0.0193in" fo:margin-bottom="0.0193in"/>
      <style:text-properties fo:font-style="normal" fo:font-weight="bold" style:font-style-asian="normal" style:font-weight-asian="bold" style:font-style-complex="normal" style:font-weight-complex="bold"/>
    </style:style>
    <style:style style:name="P14" style:family="paragraph" style:parent-style-name="Normal_20__28_Web_29_" style:list-style-name="L1">
      <style:paragraph-properties fo:margin-top="0.0193in" fo:margin-bottom="0.0193in"/>
      <style:text-properties fo:font-style="normal" fo:font-weight="bold" style:font-style-asian="normal" style:font-weight-asian="bold" style:font-style-complex="normal" style:font-weight-complex="bold"/>
    </style:style>
    <style:style style:name="P15" style:family="paragraph" style:parent-style-name="Normal_20__28_Web_29_">
      <style:paragraph-properties fo:margin-top="0.0193in" fo:margin-bottom="0.0193in"/>
      <style:text-properties fo:font-size="15pt" style:text-underline-style="solid" style:text-underline-width="auto" style:text-underline-color="font-color" fo:font-weight="bold" style:font-size-asian="15pt" style:font-weight-asian="bold" style:font-size-complex="15pt" style:font-weight-complex="bold"/>
    </style:style>
    <style:style style:name="P16" style:family="paragraph" style:parent-style-name="Normal_20__28_Web_29_" style:list-style-name="L3">
      <style:paragraph-properties fo:margin-top="0.0193in" fo:margin-bottom="0.0193in"/>
    </style:style>
    <style:style style:name="P17" style:family="paragraph" style:parent-style-name="Normal_20__28_Web_29_" style:list-style-name="L3">
      <style:paragraph-properties fo:margin-top="0.0193in" fo:margin-bottom="0.0193in" fo:text-align="center" style:justify-single-word="false"/>
    </style:style>
    <style:style style:name="P18" style:family="paragraph" style:parent-style-name="Normal_20__28_Web_29_">
      <style:paragraph-properties fo:margin-top="0.0193in" fo:margin-bottom="0.0193in" fo:text-align="start" style:justify-single-word="false"/>
    </style:style>
    <style:style style:name="P19" style:family="paragraph" style:parent-style-name="Normal_20__28_Web_29_" style:list-style-name="L3">
      <style:paragraph-properties fo:margin-top="0.0193in" fo:margin-bottom="0.0193in" fo:text-align="start" style:justify-single-word="false"/>
    </style:style>
    <style:style style:name="P20" style:family="paragraph" style:parent-style-name="Normal_20__28_Web_29_">
      <style:paragraph-properties fo:margin-top="0.0193in" fo:margin-bottom="0.0193in" fo:padding="0.0201in" fo:border="0.0071in solid #000000" style:shadow="none"/>
      <style:text-properties style:font-name="Cambria" fo:font-size="12pt" style:font-size-asian="12pt" style:font-name-complex="Calibri1" style:font-size-complex="12pt"/>
    </style:style>
    <style:style style:name="P21" style:family="paragraph" style:parent-style-name="Normal_20__28_Web_29_">
      <style:paragraph-properties fo:margin-top="0.0193in" fo:margin-bottom="0.0193in" fo:padding="0.0201in" fo:border="0.0071in solid #000000" style:shadow="none"/>
      <style:text-properties style:font-name="Cambria" fo:font-size="13pt" style:text-underline-style="solid" style:text-underline-width="auto" style:text-underline-color="font-color" fo:font-weight="bold" style:font-size-asian="13pt" style:font-weight-asian="bold" style:font-name-complex="Calibri1" style:font-size-complex="13pt" style:font-weight-complex="bold"/>
    </style:style>
    <style:style style:name="P22" style:family="paragraph" style:parent-style-name="Normal_20__28_Web_29_">
      <style:paragraph-properties fo:margin-top="0.0193in" fo:margin-bottom="0.0193in" fo:text-align="start" style:justify-single-word="false" fo:padding="0.0201in" fo:border="0.0138in solid #000000" style:shadow="none"/>
    </style:style>
    <style:style style:name="P23" style:family="paragraph" style:parent-style-name="Normal_20__28_Web_29_">
      <style:paragraph-properties fo:margin-top="0.0193in" fo:margin-bottom="0.0193in" fo:padding="0.0201in" fo:border="0.0138in solid #000000" style:shadow="none"/>
      <style:text-properties style:font-name="Cambria" fo:font-size="12pt" style:font-size-asian="12pt" style:font-name-complex="Calibri1" style:font-size-complex="12pt"/>
    </style:style>
    <style:style style:name="P24" style:family="paragraph" style:parent-style-name="Normal_20__28_Web_29_">
      <style:paragraph-properties fo:margin-top="0.0193in" fo:margin-bottom="0.0193in" fo:text-align="start" style:justify-single-word="false" fo:padding="0.0201in" fo:border="0.0138in solid #000000" style:shadow="none"/>
      <style:text-properties fo:font-size="14pt" style:text-underline-style="solid" style:text-underline-width="auto" style:text-underline-color="font-color" fo:font-weight="bold" style:font-size-asian="14pt" style:font-weight-asian="bold" style:font-size-complex="14pt" style:font-weight-complex="bold"/>
    </style:style>
    <style:style style:name="P25" style:family="paragraph" style:parent-style-name="Normal_20__28_Web_29_">
      <style:paragraph-properties fo:margin-top="0.0193in" fo:margin-bottom="0.0193in" fo:break-before="page"/>
      <style:text-properties fo:font-size="15pt" style:text-underline-style="solid" style:text-underline-width="auto" style:text-underline-color="font-color" fo:font-weight="bold" style:font-size-asian="15pt" style:font-weight-asian="bold" style:font-size-complex="15pt" style:font-weight-complex="bold"/>
    </style:style>
    <style:style style:name="P26" style:family="paragraph" style:parent-style-name="Normal_20__28_Web_29_">
      <style:paragraph-properties fo:margin-top="0.0193in" fo:margin-bottom="0in" fo:line-height="100%"/>
      <style:text-properties style:font-name="Cambria" fo:font-weight="bold" style:font-weight-asian="bold" style:font-name-complex="Calibri1"/>
    </style:style>
    <style:style style:name="P27" style:family="paragraph" style:parent-style-name="Normal_20__28_Web_29_">
      <style:paragraph-properties fo:margin-top="0.0193in" fo:margin-bottom="0in" fo:line-height="100%" fo:text-align="center" style:justify-single-word="false"/>
      <style:text-properties style:font-name="Cambria" fo:font-weight="bold" style:font-weight-asian="bold" style:font-name-complex="Calibri1"/>
    </style:style>
    <style:style style:name="P28" style:family="paragraph" style:parent-style-name="Normal_20__28_Web_29_">
      <style:paragraph-properties fo:margin-top="0.0193in" fo:margin-bottom="0in" fo:line-height="100%"/>
      <style:text-properties style:font-name="Cambria" style:font-name-complex="Calibri1"/>
    </style:style>
    <style:style style:name="P29" style:family="paragraph" style:parent-style-name="Normal_20__28_Web_29_">
      <style:paragraph-properties fo:margin-top="0.0193in" fo:margin-bottom="0in" fo:line-height="100%" fo:text-align="center" style:justify-single-word="false"/>
      <style:text-properties style:font-name="Cambria" style:font-name-complex="Calibri1"/>
    </style:style>
    <style:style style:name="P30" style:family="paragraph" style:parent-style-name="Normal_20__28_Web_29_">
      <style:paragraph-properties fo:margin-left="1in" fo:margin-right="0in" fo:margin-top="0.0193in" fo:margin-bottom="0.0193in" fo:text-align="center" style:justify-single-word="false" fo:text-indent="0in" style:auto-text-indent="false"/>
      <style:text-properties style:font-name="Cambria" style:font-name-complex="Calibri1"/>
    </style:style>
    <style:style style:name="P31" style:family="paragraph" style:parent-style-name="Table_20_Contents">
      <style:paragraph-properties fo:margin-top="0in" fo:margin-bottom="0in" fo:line-height="100%" fo:text-align="center" style:justify-single-word="false"/>
      <style:text-properties fo:font-size="10pt" style:font-size-asian="10pt" style:font-name-complex="Calibri1" style:font-size-complex="10pt"/>
    </style:style>
    <style:style style:name="P32" style:family="paragraph" style:parent-style-name="No_20_Spacing" style:master-page-name="Standard">
      <style:paragraph-properties style:page-number="auto"/>
      <style:text-properties style:font-name="Cambria" fo:font-size="15pt" fo:font-weight="bold" style:font-size-asian="15pt" style:font-weight-asian="bold" style:font-name-complex="Calibri1" style:font-size-complex="15pt"/>
    </style:style>
    <style:style style:name="P33" style:family="paragraph" style:parent-style-name="List_20_Paragraph" style:list-style-name="WWNum1">
      <style:paragraph-properties fo:margin-top="0in" fo:margin-bottom="0in" fo:line-height="100%"/>
      <style:text-properties fo:color="#000000" style:font-name="Cambria" fo:font-size="12pt" style:font-size-asian="12pt" style:font-size-complex="12pt" style:font-style-complex="italic"/>
    </style:style>
    <style:style style:name="P34" style:family="paragraph" style:parent-style-name="Header">
      <style:text-properties style:font-name="Cambria" fo:font-size="12pt" style:font-size-asian="12pt" style:font-size-complex="12pt"/>
    </style:style>
    <style:style style:name="P35" style:family="paragraph" style:parent-style-name="Standard">
      <style:paragraph-properties fo:margin-top="0in" fo:margin-bottom="0in" fo:line-height="100%"/>
      <style:text-properties fo:color="#000000" style:font-name="Cambria" fo:font-size="12pt" style:font-size-asian="12pt" style:font-size-complex="12pt" style:font-style-complex="italic"/>
    </style:style>
    <style:style style:name="P36" style:family="paragraph" style:parent-style-name="Standard">
      <style:paragraph-properties fo:margin-top="0in" fo:margin-bottom="0in" fo:line-height="100%"/>
      <style:text-properties fo:color="#000000" style:font-name="Cambria" fo:font-size="15pt" style:text-underline-style="solid" style:text-underline-width="auto" style:text-underline-color="font-color" fo:font-weight="bold" style:font-size-asian="15pt" style:font-weight-asian="bold" style:font-size-complex="15pt" style:font-style-complex="italic" style:font-weight-complex="bold"/>
    </style:style>
    <style:style style:name="T1" style:family="text">
      <style:text-properties style:font-name="Cambria" fo:font-size="12pt" style:font-size-asian="12pt" style:font-name-complex="Calibri1" style:font-size-complex="12pt"/>
    </style:style>
    <style:style style:name="T2" style:family="text">
      <style:text-properties style:font-name="Cambria" fo:font-size="12pt" fo:font-weight="bold" style:font-size-asian="12pt" style:font-weight-asian="bold" style:font-name-complex="Calibri1" style:font-size-complex="12pt" style:font-weight-complex="bold"/>
    </style:style>
    <style:style style:name="T3" style:family="text">
      <style:text-properties style:font-name="Cambria" fo:font-size="12pt" fo:font-style="italic" fo:font-weight="bold" style:font-size-asian="12pt" style:font-style-asian="italic" style:font-weight-asian="bold" style:font-name-complex="Calibri1" style:font-size-complex="12pt" style:font-style-complex="italic" style:font-weight-complex="bold"/>
    </style:style>
    <style:style style:name="T4" style:family="text">
      <style:text-properties style:font-name="Cambria" fo:font-size="12pt" fo:font-style="italic" style:font-size-asian="12pt" style:font-style-asian="italic" style:font-name-complex="Calibri1" style:font-size-complex="12pt" style:font-style-complex="italic"/>
    </style:style>
    <style:style style:name="T5" style:family="text">
      <style:text-properties style:font-name="Cambria" fo:font-size="12pt" fo:font-weight="normal" style:font-size-asian="12pt" style:font-weight-asian="normal" style:font-name-complex="Calibri1" style:font-size-complex="12pt" style:font-weight-complex="normal"/>
    </style:style>
    <style:style style:name="T6" style:family="text">
      <style:text-properties style:font-name="Cambria" style:font-name-complex="Calibri1"/>
    </style:style>
    <style:style style:name="T7" style:family="text">
      <style:text-properties fo:color="#ff0000"/>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bold" style:font-weight-asian="bold" style:font-style-complex="normal" style:font-weight-complex="bold"/>
    </style:style>
    <style:style style:name="T11" style:family="text">
      <style:text-properties fo:font-weight="bold" style:font-weight-complex="bold"/>
    </style:style>
    <style:style style:name="T12" style:family="text">
      <style:text-properties fo:font-weight="bold" style:font-style-asian="normal"/>
    </style:style>
    <style:style style:name="T13" style:family="text">
      <style:text-properties fo:font-weight="bold" style:font-style-asian="normal" style:font-weight-complex="bold"/>
    </style:style>
    <style:style style:name="T14" style:family="text">
      <style:text-properties fo:font-weight="bold" style:font-style-asian="normal" style:font-style-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weight="normal" style:font-weight-asian="normal" style:font-weight-complex="normal"/>
    </style:style>
    <style:style style:name="T17" style:family="text">
      <style:text-properties style:font-weight-asian="bold"/>
    </style:style>
    <style:style style:name="T18" style:family="text">
      <style:text-properties style:font-weight-asian="bold" style:font-style-complex="normal"/>
    </style:style>
    <style:style style:name="T19" style:family="text">
      <style:text-properties style:font-weight-complex="bold"/>
    </style:style>
    <style:style style:name="T20" style:family="text">
      <style:text-properties style:text-underline-style="none"/>
    </style:style>
    <style:style style:name="T21" style:family="text">
      <style:text-properties style:text-underline-style="none" fo:font-weight="bold" style:font-weight-asian="bold" style:font-weight-complex="bold"/>
    </style:style>
    <style:style style:name="T22" style:family="text">
      <style:text-properties style:text-underline-style="none" fo:font-weight="bold" style:font-weight-asian="bold" style:font-style-complex="normal" style:font-weight-complex="bold"/>
    </style:style>
    <style:style style:name="T23" style:family="text">
      <style:text-properties style:font-name-complex="Calibri1"/>
    </style:style>
    <style:style style:name="T24" style:family="text">
      <style:text-properties fo:font-size="12pt" style:font-size-asian="12pt" style:font-size-complex="12pt"/>
    </style:style>
    <style:style style:name="T2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6" style:family="text">
      <style:text-properties fo:font-size="12pt" fo:font-style="italic" fo:font-weight="bold" style:font-size-asian="12pt" style:font-style-asian="italic" style:font-weight-asian="bold" style:font-size-complex="12pt" style:font-style-complex="italic" style:font-weight-complex="bold"/>
    </style:style>
    <style:style style:name="T27" style:family="text">
      <style:text-properties fo:font-size="12pt" fo:font-weight="normal" style:font-size-asian="12pt" style:font-weight-asian="normal" style:font-size-complex="12pt" style:font-weight-complex="normal"/>
    </style:style>
    <style:style style:name="T28" style:family="text">
      <style:text-properties fo:font-size="12pt" fo:font-weight="bold" style:font-size-asian="12pt" style:font-weight-asian="bold" style:font-size-complex="12pt" style:font-weight-complex="bold"/>
    </style:style>
    <style:style style:name="T29" style:family="text">
      <style:text-properties fo:font-size="12pt" style:text-underline-style="none" fo:font-weight="bold" style:font-size-asian="12pt" style:font-weight-asian="bold" style:font-size-complex="12pt" style:font-weight-complex="bold"/>
    </style:style>
    <style:style style:name="T30" style:family="text">
      <style:text-properties fo:font-size="12pt" style:text-underline-style="none" fo:font-weight="bold" style:font-size-asian="12pt" style:font-style-asian="normal" style:font-weight-asian="normal" style:font-size-complex="12pt" style:font-weight-complex="normal"/>
    </style:style>
    <style:style style:name="T31" style:family="text">
      <style:text-properties fo:font-size="12pt" style:text-underline-style="none" fo:font-weight="bold" style:font-size-asian="12pt" style:font-style-asian="normal" style:font-weight-asian="bold" style:font-size-complex="12pt" style:font-weight-complex="bold"/>
    </style:style>
    <style:style style:name="T32" style:family="text">
      <style:text-properties fo:font-size="12pt" style:text-underline-style="none" fo:font-weight="normal" style:font-size-asian="12pt" style:font-weight-asian="normal" style:font-size-complex="12pt" style:font-weight-complex="normal"/>
    </style:style>
    <style:style style:name="T33" style:family="text">
      <style:text-properties fo:font-size="12pt" fo:font-style="normal" fo:font-weight="bold" style:font-size-asian="12pt" style:font-weight-asian="bold" style:font-size-complex="12pt" style:font-weight-complex="bold"/>
    </style:style>
    <style:style style:name="T34"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35" style:family="text">
      <style:text-properties fo:font-size="12pt" fo:font-style="normal" style:text-underline-style="none" fo:font-weight="normal" style:font-size-asian="12pt" style:font-style-asian="normal" style:font-weight-asian="normal" style:font-size-complex="12pt" style:font-style-complex="normal" style:font-weight-complex="bold"/>
    </style:style>
    <style:style style:name="T36" style:family="text">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37"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38" style:family="text">
      <style:text-properties style:text-position="super 58%" fo:font-size="12pt" style:font-size-asian="12pt" style:font-size-complex="12pt"/>
    </style:style>
    <style:style style:name="T39" style:family="text">
      <style:text-properties fo:font-style="normal"/>
    </style:style>
    <style:style style:name="T40" style:family="text">
      <style:text-properties fo:font-style="normal" style:font-weight-asian="bold"/>
    </style:style>
    <style:style style:name="T41" style:family="text">
      <style:text-properties fo:font-style="normal" style:font-style-complex="normal"/>
    </style:style>
    <style:style style:name="T42" style:family="text">
      <style:text-properties style:font-style-asian="normal"/>
    </style:style>
    <style:style style:name="T43" style:family="text">
      <style:text-properties style:font-style-complex="normal"/>
    </style:style>
    <style:style style:name="T44" style:family="text">
      <style:text-properties style:text-underline-style="solid" style:text-underline-width="auto" style:text-underline-color="font-color" fo:font-weight="bold" style:font-weight-asian="bold" style:font-weight-complex="bold"/>
    </style:style>
    <style:style style:name="T45" style:family="text">
      <style:text-properties style:text-underline-style="solid" style:text-underline-width="auto" style:text-underline-color="font-color" fo:font-weight="bold" style:font-weight-asian="bold" style:font-style-complex="normal" style:font-weight-complex="bold"/>
    </style:style>
    <style:style style:name="T46" style:family="text">
      <style:text-properties style:text-underline-style="solid" style:text-underline-width="auto" style:text-underline-color="font-color" style:font-style-asian="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style:style style:name="gr1" style:family="graphic">
      <style:graphic-properties draw:stroke="none" draw:fill="none" fo:min-height="11in" fo:min-width="8.5in" style:run-through="foreground" style:wrap="none"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Lesson 21: Serial Sorting (on the Boe-Bot) </text:p>
      <text:p text:style-name="P36">Needed</text:p>
      <text:list xml:id="list271954045" text:style-name="WWNum1">
        <text:list-item>
          <text:p text:style-name="P33">Boe-Bot</text:p>
        </text:list-item>
        <text:list-item>
          <text:p text:style-name="P33">Computer with PBASIC</text:p>
        </text:list-item>
        <text:list-item>
          <text:p text:style-name="P33">USB cable</text:p>
        </text:list-item>
        <text:list-item>
          <text:p text:style-name="P33">Completed Flowchart for Bubble Sort</text:p>
        </text:list-item>
      </text:list>
      <text:p text:style-name="P35"/>
      <text:p text:style-name="P36">Overview</text:p>
      <text:p text:style-name="P8"><text:span text:style-name="T23">You have now done a few interactive programs with the Boe-Bot, learned how to create more complex programs using flowcharts, and learned how to create general algorithms to solve a particular problem. In this lesson, we combine the three parts to create a more sophisticated Boe-Bot program. <text:s text:c="2"/>In particular, we wish to demonstrate how one can take a particular problem, abstract it, create an algorithmic solution, create a flowchart solution (if needed), and finally implement the solution on an actual computational device – namely the Boe-Bot. <text:s/>This is a lot to tackle in one day so instead we focus on a problem which has already been addressed up to the final step: Bubble Sort. <text:s/>In the previous lectures, the students will have already seen the problem, learned the algorithm, and created a flowchart depicting the approach. <text:s/>We now need to do the final task – actually implementing it. <text:s/></text:span>Feel free to remind the students about the algorithm and go over the flowchart if necessary and if time permits.</text:p>
      <text:p text:style-name="P5"/>
      <text:p text:style-name="P5">This algorithm does require a few new features of the Boe-Bot programming language that the students most likely have not encountered. <text:s/>So, we first introduce these topics with some sample code.</text:p>
      <text:p text:style-name="P5"/>
      <text:list xml:id="list899130855" text:style-name="L1">
        <text:list-item>
          <text:p text:style-name="P6"><text:span text:style-name="T9">Constants:</text:span> Technically, the use of a constant is not needed but it is far better coding style to employ them whenever possible. <text:s/>A constant is essentially like a variable that cannot change. <text:s/>Declaring a constant is done by using the “CON” statement. <text:s/>The code shown in the next topic illustrates its use.</text:p>
        </text:list-item>
        <text:list-item>
          <text:p text:style-name="P6"><text:span text:style-name="T9">Arrays:</text:span> Storing information into more than a fixed number of variables requires the use of a data structure. <text:s/>There are many in use by computer scientists but the most fundamental and typically simplest is the array. <text:s/>An array is essentially row of items in a table (in our case numbers).</text:p>
        </text:list-item>
      </text:list>
      <table:table table:name="Table1" table:style-name="Table1">
        <table:table-column table:style-name="Table1.A"/>
        <table:table-column table:style-name="Table1.B"/>
        <table:table-column table:style-name="Table1.C"/>
        <table:table-column table:style-name="Table1.B"/>
        <table:table-column table:style-name="Table1.C" table:number-columns-repeated="2"/>
        <table:table-row>
          <table:table-cell table:style-name="Table1.A1" office:value-type="string">
            <text:p text:style-name="P31">A</text:p>
          </table:table-cell>
          <table:table-cell table:style-name="Table1.B1" office:value-type="float" office:value="56">
            <text:p text:style-name="P31">56</text:p>
          </table:table-cell>
          <table:table-cell table:style-name="Table1.B1" office:value-type="float" office:value="7">
            <text:p text:style-name="P31">7</text:p>
          </table:table-cell>
          <table:table-cell table:style-name="Table1.B1" office:value-type="float" office:value="8">
            <text:p text:style-name="P31">8</text:p>
          </table:table-cell>
          <table:table-cell table:style-name="Table1.B1" office:value-type="float" office:value="12">
            <text:p text:style-name="P31">12</text:p>
          </table:table-cell>
          <table:table-cell table:style-name="Table1.F1" office:value-type="float" office:value="6">
            <text:p text:style-name="P31">6</text:p>
          </table:table-cell>
        </table:table-row>
      </table:table>
      <text:list xml:id="list50863776" text:continue-numbering="true" text:style-name="L1">
        <text:list-header>
          <text:p text:style-name="P6">Indexing starts at 0 so A(0) is 56. <text:s/>A(1) is 7, and so on.</text:p>
          <text:p text:style-name="P6"><text:soft-page-break/><text:span text:style-name="T15">Go over the code StoreAndRetrieveFromArray.bs2 with the students.</text:span><text:span text:style-name="T15"><text:note text:id="ftn0" text:note-class="footnote"><text:note-citation>1</text:note-citation><text:note-body><text:p text:style-name="Footnote">In fact, you may provide them with the ArrayExamples zip file (which contains the 2 main examples for arrays and the bonus example using Data Space).</text:p></text:note-body></text:note></text:span></text:p>
          <text:p text:style-name="P6">There are a few things worth noting about using arrays:</text:p>
          <text:list>
            <text:list-item>
              <text:p text:style-name="P6">You declare an array of N entries of type byte using BYTE(N).</text:p>
              <text:p text:style-name="P7">arr VAR BYTE(10)</text:p>
            </text:list-item>
            <text:list-item>
              <text:p text:style-name="P6">Arrays on Boe-Bots have a pretty small size limit due the memory limitations. <text:s/>This won't change the understanding of the algorithm but means that actually runnings have to be pretty minimal. <text:s/>Using the Data Space is a way to gain more memory, but this is a more advanced concept discussed in a later “extra-credit/challenge” section.</text:p>
            </text:list-item>
            <text:list-item>
              <text:p text:style-name="P6">Accessing the third entry of an array x is done as x(2). <text:s/>Why 2? Because in PBASIC as in many but not all programming languages indexing starts at 0!</text:p>
            </text:list-item>
          </text:list>
        </text:list-header>
        <text:list-item>
          <text:p text:style-name="P11"><text:span text:style-name="T2">Alias:</text:span><text:span text:style-name="T1"> To save what little space is available for variables, PBASIC allows two variable names to represent the same memory location – changing one affects the other. <text:s/>This is known as aliasing. <text:s/>One must be careful not to use both at the same time of course. <text:s/>Other than for saving space, there is not a real need for an alias (though it does have some odd uses here and there). <text:s/>An alias is used (mostly for illustrative purposes) in the more advanced array example given (next).</text:span></text:p>
        </text:list-item>
        <text:list-item>
          <text:p text:style-name="P11"><text:span text:style-name="T2">Subroutines: </text:span><text:span text:style-name="T5">This should have been covered by now. <text:s/>But as a review, a subroutine is simply a tool to help organize code into simple tasks that can be individually executed and placed into the flow of the main program.</text:span><text:span text:style-name="T1"> <text:s/></text:span><text:span text:style-name="T3"><text:s/></text:span></text:p>
          <text:p text:style-name="P11"><text:span text:style-name="T3">Go over the program Averager.bs2 with the students.</text:span></text:p>
          <text:p text:style-name="P12"><text:span text:style-name="T1">This code provides an example of inputting a collection of numbers (up to the limited storage capacity) and computing the average of those numbers. <text:s/>Recall the average of N numbers is simply the sum of the numbers divided by N. <text:s/>To make the code more readable, it is organized into subroutines that can be examined individually. <text:s/>They should all be review (though new routines they use basic concepts) except for the ReadInput routine which reads in numbers into the array and the ComputeAndDisplayAverage routine that processes the numbers (to compute the average). <text:s/>The latter routine also prints out the number in a fancy way. <text:s text:c="2"/>This topic is optional but worth bringing up to the student if time permits. <text:s/>(See next item).</text:span></text:p>
        </text:list-item>
        <text:list-item>
          <text:p text:style-name="P14"><text:soft-page-break/><text:span text:style-name="T1">Mod operator (purely optional material)</text:span><text:span text:style-name="T1"><text:note text:id="ftn1" text:note-class="footnote"><text:note-citation>2</text:note-citation><text:note-body><text:p text:style-name="Footnote">This provides no benefit to the sorting program assignment but is thrown in simply to illustrate how to get and use the remainder. <text:s/>(A must to print out the average better.)</text:p></text:note-body></text:note></text:span><text:span text:style-name="T1">:</text:span><text:span text:style-name="T5"> PBasic stores integers and thus does integer arithmetic. <text:s/>That is 10/3=3 not 3.33333. <text:s/>To get around this for the average, we print it out as a mixed fraction (though not reduced – another problem in itself). <text:s/>So, the desire is to print 10/3 as 3 and 1/3. <text:s/>This is done by first computing and displaying the whole value (10/3=3) and then getting the remainder and displaying it appended with “/3”. <text:s/>To get the remainder, you use //. <text:s/>That is 10//3=1.</text:span></text:p>
        </text:list-item>
      </text:list>
      <text:p text:style-name="P13"><text:span text:style-name="T5"/></text:p>
      <text:p text:style-name="P5"/>
      <text:p text:style-name="P21">Activity</text:p>
      <text:p text:style-name="P20">After describing how to use arrays and going over the two provided examples, have the students work (alone or in groups) during class to develop the BubbleSort implementation using the provided Averager.bs2 code as a starting point. They should call their new program BubbleSorter.bs2. <text:s/>The program should read in a sequence of numbers and output them in sorted order using the Bubble Sort algorithm. <text:s/>Essentially, they should replace the ComputeAndDisplayAverage subroutine with a BubbleSort subroutine and ideally add a PrintArray subroutine (to separate the two tasks of sorting and displaying). <text:s/>Of course, this also requires changing the main code to call these new routines. <text:s/></text:p>
      <text:p text:style-name="P20"/>
      <text:p text:style-name="P20"><text:span text:style-name="T7">Solution: See BubbleSorter.bs2 for one possible solution.</text:span></text:p>
      <text:p text:style-name="P15"/>
      <text:p text:style-name="P25">Advanced Challenge Topic</text:p>
      <text:p text:style-name="P10">As mentioned and probably observed by the students, the Boe-Bot has a pretty limited RAM capacity. <text:s/>RAM (random access memory) is where variables and arrays are stored. <text:s/>It is volatile – so when the Boe-Bot is reset or loses power the memory is gone. <text:s/>Programs are not stored in RAM but on EEPROM (Electrically erasable programmable read-only memory) which is non-volatile. <text:s/>Data can also be placed there. <text:s/>It is considerably bigger on the PBasic stamp than RAM allowing a program to process much larger values. <text:s/>It can also show how the Bubble sort algorithm is inefficient (a large enough input size shows how the running time slows down drastically with this method). <text:s text:c="2"/>If a student (or the entire class) finishes the regular Bubble Sort implementation early enough, offer this topic as a challenge or extra credit. <text:s/>The algorithm remains the same, they simply have to use EEPROM instead of RAM, which is a little more involved.</text:p>
      <text:p text:style-name="P10"/>
      <text:p text:style-name="P10">Some issues to discuss with them:</text:p>
      <text:list xml:id="list882795892" text:style-name="L3">
        <text:list-item>
          <text:p text:style-name="P16"><text:span text:style-name="T24">Using the EEPROM is done by declaring a variable to be bound to a portion of the Data Space using the DATA statement.</text:span></text:p>
        </text:list-item>
        <text:list-item>
          <text:p text:style-name="P16"><text:span text:style-name="T24">Accessing information on the EEPROM (Data Space) is quick and easy using the READ statement.</text:span></text:p>
        </text:list-item>
        <text:list-item>
          <text:p text:style-name="P16"><text:span text:style-name="T24">Changing information on the Data Space is done using the WRITE statement. <text:s/>Writing a byte to EEPROM is considerably slower than modifying a byte in RAM and uses more energy (battery life). </text:span></text:p>
        </text:list-item>
        <text:list-item>
          <text:p text:style-name="P16"><text:span text:style-name="T24">Each byte on EEPROM has a limited amount of times it can be written to. <text:s/>This is generally not a problem as it is at least 100,000 times (though on some models it is around 10 million times) but it should be noted that one does not want to write and rewrite to one byte over and over again!</text:span></text:p>
        </text:list-item>
        <text:list-item>
          <text:p text:style-name="P16"><text:span text:style-name="T24">The PBasic manual has documentation on each of these statements, but to illustrate, the </text:span><text:span text:style-name="T28">StoreAndRetrieveFromDataSpace.bs2</text:span><text:span text:style-name="T24"> program is a modification of the other example program using the Data Space instead of an array. <text:s/></text:span><text:span text:style-name="T26">Provide this program to the students (if necessary).</text:span></text:p>
        </text:list-item>
        <text:list-item>
          <text:p text:style-name="P16"><text:span text:style-name="T24">Indexing can't be done like an array and must be done using arithmetic. <text:s/>For example, to store the 4</text:span><text:span text:style-name="T38">th</text:span><text:span text:style-name="T24"> entry of an “array” called myBytes of bytes from Data Space into a RAM byte variable x, you would use </text:span></text:p>
          <text:p text:style-name="P17"><text:span text:style-name="T24">READ myBytes+3, x</text:span></text:p>
        </text:list-item>
        <text:list-item>
          <text:p text:style-name="P16"><text:soft-page-break/><text:span text:style-name="T24">In this example, we opted to store numbers that were larger than the 0-255 range limited by the use of Byte and used Words (2 bytes) instead. <text:s/>In this case, to access the 4</text:span><text:span text:style-name="T38">th</text:span><text:span text:style-name="T24"> entry and store it into a RAM word variable x, you would use</text:span></text:p>
          <text:p text:style-name="P17"><text:span text:style-name="T24">READ myBytes+2*3, WORD x</text:span></text:p>
          <text:p text:style-name="P19"><text:span text:style-name="T24">Why? <text:s/>Because counting starts at 0 (hence 3 and not 4) and each entry in the “array” uses 2 bytes (a WORD).</text:span></text:p>
        </text:list-item>
      </text:list>
      <text:p text:style-name="P18"><text:span text:style-name="T24"/></text:p>
      <text:p text:style-name="P24">Challenge Activity</text:p>
      <text:p text:style-name="P22"><text:span text:style-name="T35">Building off of the BubbleSorter.bs2 solution and the DataSpace code example have them reimplement the BubbleSorter to work using Data Space. <text:s/>See how many items of size WORD (and not BYTE) they can get their program to work on. <text:s text:c="2"/>(Reducing the size of print messages helps save data space. <text:s/>The provided (but not fully optimized) solution can sort up to 520 word values. <text:s/>It may help to have them inspect the Memory Map on the Pbasic Stamp Editor. <text:s/>This reveals how much memory is used by the program and how much is used by declared DATA segments.</text:span></text:p>
      <text:p text:style-name="P23"><text:span text:style-name="T7"/></text:p>
      <text:p text:style-name="P23"><text:span text:style-name="T7">Solution: See BubbleSorterDataSpace.bs2 for one possible solu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adornments="Regular" style:font-pitch="variable" style:font-charset="x-symbol"/>
    <style:font-face style:name="OpenSymbol" svg:font-family="OpenSymbol"/>
    <style:font-face style:name="Wingdings" svg:font-family="Wingdings"/>
    <style:font-face style:name="Courier New" svg:font-family="'Courier New'" style:font-family-generic="modern" style:font-pitch="fixed"/>
    <style:font-face style:name="Bradley Hand ITC" svg:font-family="'Bradley Hand ITC'"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Bradley Hand ITC" fo:font-size="18pt" style:font-size-asian="18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_20_Spacing" style:display-name="No Spacing" style:family="paragraph"/>
    <style:style style:name="Header" style:family="paragraph" style:parent-style-name="Standard" style:default-outline-level=""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Balloon_20_Text" style:display-name="Balloon Text" style:family="paragraph" style:parent-style-name="Standard"/>
    <style:style style:name="List_20_Paragraph" style:display-name="List Paragraph" style:family="paragraph" style:parent-style-name="Standard"/>
    <style:style style:name="Normal_20__28_Web_29_" style:display-name="Normal (Web)"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style style:name="Placeholder_20_Text" style:display-name="Placeholder Text" style:family="text" style:parent-style-name="Default_20_Paragraph_20_Font"/>
    <style:style style:name="ListLabel_20_1" style:display-name="ListLabel 1"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Cambria" fo:font-size="12pt" style:font-size-asian="12pt" style:font-size-complex="12pt"/>
    </style:style>
    <style:style style:name="Mgr1" style:family="graphic">
      <style:graphic-properties draw:stroke="none" draw:fill="none" fo:min-height="11in" fo:min-width="8.5in" style:run-through="foreground" style:wrap="none"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in" fo:margin-bottom="0.5in" fo:margin-left="1in" fo:margin-right="1in" style:writing-mode="lr-tb" style:layout-grid-color="#c0c0c0" style:layout-grid-lines="26162"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0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header>
        <text:p text:style-name="MP1"><draw:custom-shape text:anchor-type="paragraph" draw:z-index="4" draw:style-name="Mgr1" svg:width="8.5004in" svg:height="11.0004in" svg:x="0in" svg:y="0in"><text:p/><draw:enhanced-geometry draw:type="mso-spt75"/></draw:custom-shape>Cyber Science<text:tab/>Boe-Bot<text:tab/>Lesson 21: Serial Sorting</text:p>
      </style:header>
      <style:header-left>
        <text:p text:style-name="Header"><draw:custom-shape text:anchor-type="paragraph" draw:z-index="1" draw:style-name="Mgr1" svg:width="8.5004in" svg:height="11.0004in" svg:x="0in" svg:y="0in"><text:p/><draw:enhanced-geometry draw:type="mso-spt75"/></draw:custom-shape></text:p>
      </style:header-left>
    </style:master-page>
    <style:master-page style:name="First_20_Page" style:display-name="First Page" style:page-layout-name="Mpm2" style:next-style-name="Standard">
      <style:header>
        <text:p text:style-name="Header"><draw:custom-shape text:anchor-type="paragraph" draw:z-index="5" draw:style-name="Mgr1" svg:width="8.5004in" svg:height="11.0004in" svg:x="0in" svg:y="0in"><text:p/><draw:enhanced-geometry draw:type="mso-spt75"/></draw:custom-shap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lie</meta:initial-creator>
    <dc:creator>Christian Duncan</dc:creator>
    <meta:editing-cycles>9</meta:editing-cycles>
    <meta:creation-date>2010-08-24T18:20:00</meta:creation-date>
    <dc:date>2011-02-18T13:37:38</dc:date>
    <meta:editing-duration>PT24H08M59S</meta:editing-duration>
    <meta:generator>OpenOffice.org/3.2$Linux OpenOffice.org_project/320m12$Build-9483</meta:generator>
    <meta:document-statistic meta:table-count="1" meta:image-count="0" meta:object-count="0" meta:page-count="5" meta:paragraph-count="51" meta:word-count="1564" meta:character-count="8952"/>
    <meta:template xlink:type="simple" xlink:actuate="onRequest" xlink:title="Normal.dotm" xlink:href=""/>
  </office:meta>
</office:document-meta>
</file>